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4.249cm" style:rel-column-width="16383*"/>
    </style:style>
    <style:style style:name="Tabel1.D" style:family="table-column">
      <style:table-column-properties style:column-width="4.251cm" style:rel-column-width="16386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JST VAN GEBRUIKERS</text:p>
      <text:p text:style-name="P1"/>
      <text:p text:style-name="Standard"><text:script script:language="JOOScript">[#list users.user as u]</text:script> <text:s/></text:p>
      <table:table table:name="Tabel1" table:style-name="Tabel1">
        <table:table-column table:style-name="Tabel1.A" table:number-columns-repeated="3"/>
        <table:table-column table:style-name="Tabel1.D"/>
        <table:table-row>
          <table:table-cell table:style-name="Tabel1.A1" office:value-type="string">
            <text:p text:style-name="Standard"><text:text-input text:description="JOOScript">${u.name}</text:text-input></text:p>
          </table:table-cell>
          <table:table-cell table:style-name="Tabel1.A1" office:value-type="string">
            <text:p text:style-name="Standard"><text:text-input text:description="JOOScript">${u.userName}</text:text-input></text:p>
          </table:table-cell>
          <table:table-cell table:style-name="Tabel1.A1" office:value-type="string">
            <text:p text:style-name="Standard"><text:text-input text:description="JOOScript">${u.role.name}</text:text-input></text:p>
          </table:table-cell>
          <table:table-cell table:style-name="Tabel1.D1" office:value-type="string">
            <text:p text:style-name="Standard"><text:text-input text:description="JOOScript">${u.email}</text:text-input></text:p>
          </table:table-cell>
        </table:table-row>
      </table:table>
      <text:p text:style-name="Standard"><text:script script:language="JOOScript">[/#list]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nen Kurt</meta:initial-creator>
    <meta:creation-date>2011-11-07T08:17:46.33</meta:creation-date>
    <dc:date>2012-07-04T14:38:42.32</dc:date>
    <dc:creator>Jennen Kurt</dc:creator>
    <meta:editing-duration>PT01H05M48S</meta:editing-duration>
    <meta:editing-cycles>64</meta:editing-cycles>
    <meta:generator>OpenOffice.org/3.2$Win32 OpenOffice.org_project/320m18$Build-9502</meta:generator>
    <meta:document-statistic meta:table-count="1" meta:image-count="0" meta:object-count="0" meta:page-count="1" meta:paragraph-count="7" meta:word-count="7" meta:character-count="70"/>
  </office:meta>
</office:document-meta>
</file>